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font-size="12pt" officeooo:rsid="0018af73" officeooo:paragraph-rsid="0018af73" style:font-size-asian="12pt" style:font-size-complex="12pt"/>
    </style:style>
    <style:style style:name="P2" style:family="paragraph" style:parent-style-name="Preformatted_20_Text">
      <style:text-properties fo:color="#808080" fo:font-size="12pt" officeooo:rsid="0018af73" officeooo:paragraph-rsid="001ff8d6" style:font-size-asian="12pt" style:font-size-complex="12pt"/>
    </style:style>
    <style:style style:name="P3" style:family="paragraph" style:parent-style-name="Preformatted_20_Text">
      <style:text-properties fo:color="#808080" fo:font-size="12pt" officeooo:rsid="0018af73" officeooo:paragraph-rsid="0018af73" fo:background-color="#f6f9d4" style:font-size-asian="12pt" style:font-size-complex="12pt"/>
    </style:style>
    <style:style style:name="P4" style:family="paragraph" style:parent-style-name="Preformatted_20_Text">
      <style:text-properties fo:color="#808080" fo:font-size="12pt" fo:font-weight="normal" officeooo:rsid="0018af73" officeooo:paragraph-rsid="002cf293" fo:background-color="transparent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color="#000000" fo:font-size="12pt" fo:font-weight="bold" officeooo:rsid="001a0ded" officeooo:paragraph-rsid="002cf392" fo:background-color="#ffff00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color="#000000" fo:font-size="12pt" fo:font-weight="normal" officeooo:rsid="001a0ded" officeooo:paragraph-rsid="0018af73" fo:background-color="transparent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fo:color="#000000" fo:font-size="12pt" fo:font-weight="normal" officeooo:rsid="001a0ded" officeooo:paragraph-rsid="002ef394" fo:background-color="transparent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fo:font-size="12pt" officeooo:paragraph-rsid="0018af73" style:font-size-asian="12pt" style:font-size-complex="12pt"/>
    </style:style>
    <style:style style:name="P9" style:family="paragraph" style:parent-style-name="Preformatted_20_Text">
      <style:text-properties fo:font-size="12pt" officeooo:rsid="001d5c0e" officeooo:paragraph-rsid="001d5c0e" style:font-size-asian="12pt" style:font-size-complex="12pt"/>
    </style:style>
    <style:style style:name="P10" style:family="paragraph" style:parent-style-name="Preformatted_20_Text">
      <style:text-properties fo:font-size="12pt" officeooo:paragraph-rsid="001ff8d6" style:font-size-asian="12pt" style:font-size-complex="12pt"/>
    </style:style>
    <style:style style:name="P11" style:family="paragraph" style:parent-style-name="Preformatted_20_Text">
      <style:text-properties fo:font-size="12pt" officeooo:paragraph-rsid="0022c875" style:font-size-asian="12pt" style:font-size-complex="12pt"/>
    </style:style>
    <style:style style:name="P12" style:family="paragraph" style:parent-style-name="Preformatted_20_Text">
      <style:text-properties officeooo:paragraph-rsid="001ff8d6"/>
    </style:style>
    <style:style style:name="P13" style:family="paragraph" style:parent-style-name="Preformatted_20_Text">
      <style:text-properties officeooo:paragraph-rsid="0022c875"/>
    </style:style>
    <style:style style:name="P14" style:family="paragraph" style:parent-style-name="Preformatted_20_Text">
      <style:text-properties officeooo:paragraph-rsid="002cf392"/>
    </style:style>
    <style:style style:name="P1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18" style:family="paragraph" style:parent-style-name="Standard">
      <style:text-properties fo:color="#808080" officeooo:rsid="0018af73" officeooo:paragraph-rsid="0018af73"/>
    </style:style>
    <style:style style:name="P19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20" style:family="paragraph" style:parent-style-name="Standard">
      <style:text-properties fo:color="#000000" fo:font-weight="bold" officeooo:paragraph-rsid="0018af73" fo:background-color="#ffff00" style:font-weight-asian="bold" style:font-weight-complex="bold"/>
    </style:style>
    <style:style style:name="P21" style:family="paragraph" style:parent-style-name="Standard">
      <style:text-properties fo:color="#000000" fo:font-size="12pt" officeooo:rsid="001a74af" officeooo:paragraph-rsid="001a74af" style:font-size-asian="12pt" style:font-size-complex="12pt"/>
    </style:style>
    <style:style style:name="P22" style:family="paragraph" style:parent-style-name="Standard">
      <style:text-properties fo:color="#000000" fo:font-size="12pt" officeooo:rsid="001a0ded" officeooo:paragraph-rsid="0018af73" style:font-size-asian="12pt" style:font-size-complex="12pt"/>
    </style:style>
    <style:style style:name="P23" style:family="paragraph" style:parent-style-name="Standard">
      <style:text-properties fo:color="#000000" fo:font-size="12pt" fo:font-weight="bold" officeooo:paragraph-rsid="001a0ded" fo:background-color="#f6f9d4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fo:font-size="12pt" fo:font-weight="bold" officeooo:rsid="00216574" officeooo:paragraph-rsid="00216574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fo:font-size="12pt" fo:font-weight="normal" officeooo:rsid="002da802" officeooo:paragraph-rsid="002da802" fo:background-color="#ffff00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officeooo:rsid="00273d02" officeooo:paragraph-rsid="00273d02"/>
    </style:style>
    <style:style style:name="P28" style:family="paragraph" style:parent-style-name="Standard">
      <style:text-properties fo:font-size="12pt" officeooo:paragraph-rsid="0018af73" style:font-size-asian="12pt" style:font-size-complex="12pt"/>
    </style:style>
    <style:style style:name="P29" style:family="paragraph" style:parent-style-name="Standard">
      <style:text-properties fo:font-size="12pt" officeooo:rsid="001d5c0e" officeooo:paragraph-rsid="001d5c0e" style:font-size-asian="12pt" style:font-size-complex="12pt"/>
    </style:style>
    <style:style style:name="P30" style:family="paragraph" style:parent-style-name="Standard">
      <style:text-properties officeooo:paragraph-rsid="00273d02"/>
    </style:style>
    <style:style style:name="T1" style:family="text">
      <style:text-properties officeooo:rsid="0018af73"/>
    </style:style>
    <style:style style:name="T2" style:family="text">
      <style:text-properties fo:color="#808000"/>
    </style:style>
    <style:style style:name="T3" style:family="text">
      <style:text-properties fo:color="#808000" officeooo:rsid="0018af73"/>
    </style:style>
    <style:style style:name="T4" style:family="text">
      <style:text-properties fo:color="#808000" fo:font-size="12pt" officeooo:rsid="0018af73" style:font-size-asian="12pt" style:font-size-complex="12pt"/>
    </style:style>
    <style:style style:name="T5" style:family="text">
      <style:text-properties fo:color="#808000" fo:font-size="12pt" officeooo:rsid="001d5c0e" style:font-size-asian="12pt" style:font-size-complex="12pt"/>
    </style:style>
    <style:style style:name="T6" style:family="text">
      <style:text-properties fo:color="#c0c0c0"/>
    </style:style>
    <style:style style:name="T7" style:family="text">
      <style:text-properties fo:color="#c0c0c0" officeooo:rsid="0018af73"/>
    </style:style>
    <style:style style:name="T8" style:family="text">
      <style:text-properties fo:color="#c0c0c0" fo:font-size="12pt" officeooo:rsid="0018af73" style:font-size-asian="12pt" style:font-size-complex="12pt"/>
    </style:style>
    <style:style style:name="T9" style:family="text">
      <style:text-properties fo:color="#c0c0c0" fo:font-size="12pt" officeooo:rsid="001d5c0e" style:font-size-asian="12pt" style:font-size-complex="12pt"/>
    </style:style>
    <style:style style:name="T10" style:family="text">
      <style:text-properties fo:color="#00677c"/>
    </style:style>
    <style:style style:name="T11" style:family="text">
      <style:text-properties fo:color="#00677c" fo:font-weight="bold"/>
    </style:style>
    <style:style style:name="T12" style:family="text">
      <style:text-properties fo:color="#00677c" fo:font-weight="bold" officeooo:rsid="0018af73"/>
    </style:style>
    <style:style style:name="T13" style:family="text">
      <style:text-properties fo:color="#00677c" fo:font-size="12pt" fo:font-weight="bold" officeooo:rsid="0018af73" style:font-size-asian="12pt" style:font-size-complex="12pt"/>
    </style:style>
    <style:style style:name="T14" style:family="text">
      <style:text-properties fo:color="#00677c" fo:font-size="12pt" fo:font-weight="bold" officeooo:rsid="001d5c0e" style:font-size-asian="12pt" style:font-size-complex="12pt"/>
    </style:style>
    <style:style style:name="T15" style:family="text">
      <style:text-properties fo:color="#00677c" officeooo:rsid="00240dce"/>
    </style:style>
    <style:style style:name="T16" style:family="text">
      <style:text-properties fo:color="#00677c" fo:font-weight="normal" style:font-weight-asian="normal" style:font-weight-complex="normal"/>
    </style:style>
    <style:style style:name="T17" style:family="text">
      <style:text-properties fo:color="#00677c" officeooo:rsid="001a0ded" fo:background-color="transparent" loext:char-shading-value="0"/>
    </style:style>
    <style:style style:name="T18" style:family="text">
      <style:text-properties fo:color="#ce5c00"/>
    </style:style>
    <style:style style:name="T19" style:family="text">
      <style:text-properties fo:color="#ce5c00" officeooo:rsid="0018af73"/>
    </style:style>
    <style:style style:name="T20" style:family="text">
      <style:text-properties fo:color="#ce5c00" officeooo:rsid="001f1444"/>
    </style:style>
    <style:style style:name="T21" style:family="text">
      <style:text-properties fo:color="#ce5c00" fo:font-size="12pt" officeooo:rsid="0018af73" style:font-size-asian="12pt" style:font-size-complex="12pt"/>
    </style:style>
    <style:style style:name="T22" style:family="text">
      <style:text-properties fo:color="#ce5c00" fo:font-size="12pt" officeooo:rsid="001f1444" style:font-size-asian="12pt" style:font-size-complex="12pt"/>
    </style:style>
    <style:style style:name="T23" style:family="text">
      <style:text-properties fo:color="#000080"/>
    </style:style>
    <style:style style:name="T24" style:family="text">
      <style:text-properties fo:color="#800080"/>
    </style:style>
    <style:style style:name="T25" style:family="text">
      <style:text-properties fo:font-weight="bold" fo:background-color="#ffff00" loext:char-shading-value="0" style:font-weight-asian="bold" style:font-weight-complex="bold"/>
    </style:style>
    <style:style style:name="T26" style:family="text">
      <style:text-properties fo:color="#092e64"/>
    </style:style>
    <style:style style:name="T27" style:family="text">
      <style:text-properties fo:color="#092e64" officeooo:rsid="0018af73"/>
    </style:style>
    <style:style style:name="T28" style:family="text">
      <style:text-properties fo:color="#092e64" fo:font-size="12pt" officeooo:rsid="0018af73" style:font-size-asian="12pt" style:font-size-complex="12pt"/>
    </style:style>
    <style:style style:name="T29" style:family="text">
      <style:text-properties fo:color="#092e64" fo:font-size="12pt" officeooo:rsid="001d5c0e" style:font-size-asian="12pt" style:font-size-complex="12pt"/>
    </style:style>
    <style:style style:name="T30" style:family="text">
      <style:text-properties fo:color="#800000"/>
    </style:style>
    <style:style style:name="T31" style:family="text">
      <style:text-properties fo:color="#800000" officeooo:rsid="0025d2fe"/>
    </style:style>
    <style:style style:name="T32" style:family="text">
      <style:text-properties officeooo:rsid="001a0ded"/>
    </style:style>
    <style:style style:name="T33" style:family="text">
      <style:text-properties fo:color="#808080" fo:font-size="12pt" officeooo:rsid="00273d02" style:font-size-asian="12pt" style:font-size-complex="12pt"/>
    </style:style>
    <style:style style:name="T34" style:family="text">
      <style:text-properties officeooo:rsid="001bc4f7"/>
    </style:style>
    <style:style style:name="T35" style:family="text">
      <style:text-properties fo:color="#000000" officeooo:rsid="001f1444"/>
    </style:style>
    <style:style style:name="T36" style:family="text">
      <style:text-properties fo:color="#000000" fo:font-size="12pt" officeooo:rsid="001f1444" style:font-size-asian="12pt" style:font-size-complex="12pt"/>
    </style:style>
    <style:style style:name="T37" style:family="text">
      <style:text-properties fo:color="#000000" fo:font-size="12pt" officeooo:rsid="00273d02" style:font-size-asian="12pt" style:font-size-complex="12pt"/>
    </style:style>
    <style:style style:name="T38" style:family="text">
      <style:text-properties fo:color="#000000" fo:font-size="12pt" officeooo:rsid="0029f672" style:font-size-asian="12pt" style:font-size-complex="12pt"/>
    </style:style>
    <style:style style:name="T39" style:family="text">
      <style:text-properties fo:color="#000000" fo:font-size="12pt" officeooo:rsid="002cf392" style:font-size-asian="12pt" style:font-size-complex="12pt"/>
    </style:style>
    <style:style style:name="T40" style:family="text">
      <style:text-properties fo:color="#000000" fo:font-size="12pt" fo:font-weight="bold" officeooo:rsid="00273d02" style:font-size-asian="12pt" style:font-weight-asian="bold" style:font-size-complex="12pt" style:font-weight-complex="bold"/>
    </style:style>
    <style:style style:name="T41" style:family="text">
      <style:text-properties fo:color="#000000" fo:font-size="12pt" fo:font-weight="normal" officeooo:rsid="002cf392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fo:color="#000000" style:font-name="Liberation Mono" officeooo:rsid="0022c875" style:font-name-asian="Noto Sans Mono CJK SC" style:font-name-complex="Liberation Mono"/>
    </style:style>
    <style:style style:name="T43" style:family="text">
      <style:text-properties fo:color="#000000"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44" style:family="text">
      <style:text-properties fo:color="#000000" style:font-name="Liberation Mono" fo:font-size="12pt" officeooo:rsid="002cf392" style:font-name-asian="Noto Sans Mono CJK SC" style:font-size-asian="12pt" style:font-name-complex="Liberation Mono" style:font-size-complex="12pt"/>
    </style:style>
    <style:style style:name="T45" style:family="text">
      <style:text-properties fo:color="#000000" style:font-name="Liberation Mono" fo:font-size="12pt" fo:font-weight="normal" officeooo:rsid="002cf392" fo:background-color="transparent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46" style:family="text">
      <style:text-properties fo:color="#000000" officeooo:rsid="00240dce"/>
    </style:style>
    <style:style style:name="T47" style:family="text">
      <style:text-properties fo:color="#000000" officeooo:rsid="0025d2fe"/>
    </style:style>
    <style:style style:name="T48" style:family="text">
      <style:text-properties fo:color="#000000" officeooo:rsid="00273d02"/>
    </style:style>
    <style:style style:name="T49" style:family="text">
      <style:text-properties fo:color="#000000" officeooo:rsid="002f06a7"/>
    </style:style>
    <style:style style:name="T50" style:family="text">
      <style:text-properties fo:color="#ff0000" fo:font-weight="bold" officeooo:rsid="001f1444" style:font-weight-asian="bold" style:font-weight-complex="bold"/>
    </style:style>
    <style:style style:name="T51" style:family="text">
      <style:text-properties fo:font-size="12pt" officeooo:rsid="001d5c0e" style:font-size-asian="12pt" style:font-size-complex="12pt"/>
    </style:style>
    <style:style style:name="T52" style:family="text">
      <style:text-properties fo:font-size="12pt" officeooo:rsid="001f1444" style:font-size-asian="12pt" style:font-size-complex="12pt"/>
    </style:style>
    <style:style style:name="T53" style:family="text">
      <style:text-properties fo:font-size="12pt" fo:background-color="#f6f9d4" loext:char-shading-value="0" style:font-size-asian="12pt" style:font-size-complex="12pt"/>
    </style:style>
    <style:style style:name="T54" style:family="text">
      <style:text-properties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55" style:family="text">
      <style:text-properties style:font-name="Liberation Mono" officeooo:rsid="002cf392" style:font-name-asian="Noto Sans Mono CJK SC" style:font-name-complex="Liberation Mono"/>
    </style:style>
    <style:style style:name="T56" style:family="text">
      <style:text-properties officeooo:rsid="0027936e"/>
    </style:style>
    <style:style style:name="T57" style:family="text">
      <style:text-properties officeooo:rsid="00298e00"/>
    </style:style>
    <style:style style:name="T58" style:family="text">
      <style:text-properties officeooo:rsid="002cf392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1a0ded" fo:background-color="transparent" loext:char-shading-value="0"/>
    </style:style>
    <style:style style:name="T62" style:family="text">
      <style:text-properties officeooo:rsid="002ef394"/>
    </style:style>
    <style:style style:name="T63" style:family="text">
      <style:text-properties officeooo:rsid="002f06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void</text:span><text:span text:style-name="T6"> </text:span><text:span text:style-name="T11">rtpRecvThread</text:span>(<text:span text:style-name="T2">void</text:span><text:span text:style-name="T6"> </text:span><text:span text:style-name="T2">const</text:span><text:span text:style-name="T6"> </text:span>*<text:span text:style-name="T26">arg</text:span>) <text:s text:c="2"/><text:span text:style-name="T50">нигде не вызывается</text:span></text:p>
      <text:p text:style-name="P19"/>
      <text:p text:style-name="P19"/>
      <text:p text:style-name="P25">Где инициализируются светодиоды?</text:p>
      <text:p text:style-name="P6"><text:span text:style-name="T24">GPIO</text:span>::<text:span text:style-name="T10">GPIO</text:span>()</text:p>
      <text:p text:style-name="P26"><text:span text:style-name="T60">вызывается <text:s text:c="2"/></text:span><text:span text:style-name="T17">initLEDs</text:span><text:span text:style-name="T61">()</text:span></text:p>
      <text:p text:style-name="P25"/>
      <text:p text:style-name="P1"><text:span text:style-name="T46">В функции</text:span><text:span text:style-name="T15"> </text:span><text:span text:style-name="T10">MX_GPIO_Init</text:span>() <text:span text:style-name="T46">создается поток</text:span></text:p>
      <text:p text:style-name="P1"><text:span text:style-name="T10">osThreadCreate</text:span>(<text:span text:style-name="T23">osThread</text:span>(<text:span text:style-name="T11">switchLEDsThread</text:span>)</text:p>
      <text:p text:style-name="P14"><text:span text:style-name="T39">L</text:span><text:span text:style-name="T44">1</text:span><text:span text:style-name="T39"> – L</text:span><text:span text:style-name="T44">6</text:span><text:span text:style-name="T39"> (PG6-PG8 PC10-PC12)</text:span></text:p>
      <text:p text:style-name="P1"><text:span text:style-name="T47">В цикле в зависимости от </text:span><text:span text:style-name="T31"><text:s/></text:span><text:span text:style-name="T30">aLeds</text:span>[<text:span text:style-name="T26">i</text:span>].<text:span text:style-name="T30">ledState <text:s/></text:span><text:span text:style-name="T47">включаем светодиодиод или гасим</text:span></text:p>
      <text:p text:style-name="P30"><text:span text:style-name="T37">Привязка к пинам </text:span><text:span text:style-name="T40">только здесь</text:span><text:span text:style-name="T37"> </text:span><text:span text:style-name="T38">, </text:span><text:span text:style-name="T37">во всех остальных местах используется</text:span><text:span text:style-name="T33"> </text:span><text:span text:style-name="T24">GPIO::getInstance()→aLeds[i].ledState</text:span></text:p>
      <text:p text:style-name="P27">Сейчас порядок такой <text:s/></text:p>
      <text:p text:style-name="P30"><text:span text:style-name="T48">0 <text:s/></text:span><text:span text:style-name="T49">1</text:span></text:p>
      <text:p text:style-name="P30"><text:span text:style-name="T49">2</text:span><text:span text:style-name="T48"> <text:s/></text:span><text:span text:style-name="T49">3</text:span></text:p>
      <text:p text:style-name="P30"><text:span text:style-name="T49">4</text:span><text:span text:style-name="T48"> <text:s/>5</text:span></text:p>
      <text:p text:style-name="P22"><text:span text:style-name="T25">Где инициализируются рычаги?</text:span></text:p>
      <text:p text:style-name="P7"><text:span text:style-name="T24">GPIO</text:span>::<text:span text:style-name="T10">GPIO</text:span>() <text:s/><text:span text:style-name="T62">Привязка к пинам </text:span><text:span text:style-name="T63">только здесь</text:span></text:p>
      <text:p text:style-name="P4"><text:span text:style-name="T46">В функции</text:span><text:span text:style-name="T15"> </text:span><text:span text:style-name="T10">MX_GPIO_Init</text:span>() <text:span text:style-name="T46">создается поток</text:span></text:p>
      <text:p text:style-name="P6"><text:span text:style-name="T10">osThreadCreate</text:span>(<text:span text:style-name="T23">osThread</text:span>(<text:span text:style-name="T11">readButtonThread</text:span>)</text:p>
      <text:p text:style-name="P14"><text:span text:style-name="T45">K1</text:span><text:span text:style-name="T41"> – </text:span><text:span text:style-name="T45">K6</text:span><text:span text:style-name="T41"> (PG</text:span><text:span text:style-name="T45">9</text:span><text:span text:style-name="T41">-P</text:span><text:span text:style-name="T45">G14</text:span><text:span text:style-name="T41">)</text:span></text:p>
      <text:p text:style-name="P5"/>
      <text:p text:style-name="P19">Разбор конфига – в какие структуры записываются данные?</text:p>
      <text:p text:style-name="P18"/>
      <text:p text:style-name="P20"><text:span text:style-name="T32">AUDIO</text:span></text:p>
      <text:p text:style-name="P21"><text:span text:style-name="T1">С</text:span>оздаются 4 семафора</text:p>
      <text:p text:style-name="P8"><text:span text:style-name="T2">static</text:span><text:span text:style-name="T6"> </text:span><text:span text:style-name="T24">osSemaphoreId</text:span><text:span text:style-name="T6"> </text:span><text:span text:style-name="T18">semaphoreRxFullId</text:span>;</text:p>
      <text:p text:style-name="P16"><text:span text:style-name="T2">static</text:span><text:span text:style-name="T6"> </text:span><text:span text:style-name="T24">osSemaphoreId</text:span><text:span text:style-name="T6"> </text:span><text:span text:style-name="T18">semaphoreRxHalfId</text:span>;</text:p>
      <text:p text:style-name="P16"><text:span text:style-name="T2">static</text:span><text:span text:style-name="T6"> </text:span><text:span text:style-name="T24">osSemaphoreId</text:span><text:span text:style-name="T6"> </text:span><text:span text:style-name="T18">semaphoreTxFullId</text:span>;</text:p>
      <text:p text:style-name="P16"><text:span text:style-name="T2">static</text:span><text:span text:style-name="T6"> </text:span><text:span text:style-name="T24">osSemaphoreId</text:span><text:span text:style-name="T6"> </text:span><text:span text:style-name="T18">semaphoreTxHalfId</text:span>;</text:p>
      <text:p text:style-name="P28"/>
      <text:p text:style-name="P29">Запускаются 8 потоков</text:p>
      <text:p text:style-name="P9"><text:span text:style-name="T2">_Noreturn</text:span><text:span text:style-name="T6"> </text:span><text:span text:style-name="T2">void</text:span><text:span text:style-name="T6"> </text:span><text:span text:style-name="T11">sendHalfThread</text:span>(<text:span text:style-name="T2">void</text:span><text:span text:style-name="T6"> </text:span><text:span text:style-name="T2">const</text:span><text:span text:style-name="T6"> </text:span>*<text:span text:style-name="T26">arg</text:span>)</text:p>
      <text:p text:style-name="P9"><text:span text:style-name="T2">_Noreturn</text:span><text:span text:style-name="T6"> </text:span><text:span text:style-name="T2">void</text:span><text:span text:style-name="T6"> </text:span><text:span text:style-name="T11">sendFullThread</text:span>(<text:span text:style-name="T2">void</text:span><text:span text:style-name="T6"> </text:span><text:span text:style-name="T2">const</text:span><text:span text:style-name="T6"> </text:span>*<text:span text:style-name="T26">arg</text:span>)</text:p>
      <text:p text:style-name="P12"><text:span text:style-name="T5">void</text:span><text:span text:style-name="T9"> </text:span><text:span text:style-name="T14">threadAudioTxHalf</text:span><text:span text:style-name="T51">(</text:span><text:span text:style-name="T5">void</text:span><text:span text:style-name="T9"> </text:span><text:span text:style-name="T5">const</text:span><text:span text:style-name="T9"> </text:span><text:span text:style-name="T51">*</text:span><text:span text:style-name="T29">arg</text:span><text:span text:style-name="T51">) <text:s text:c="11"/></text:span><text:span text:style-name="T52">В потоке </text:span><text:span text:style-name="T54">захватывается</text:span><text:span text:style-name="T52"> семафор <text:s/></text:span><text:span text:style-name="T21">semaphoreTxHalfId</text:span></text:p>
      <text:p text:style-name="P11"><text:span text:style-name="T3">void</text:span><text:span text:style-name="T7"> </text:span><text:span text:style-name="T12">threadAudioTxFull</text:span><text:span text:style-name="T19">(</text:span><text:span text:style-name="T3">void</text:span><text:span text:style-name="T7"> </text:span><text:span text:style-name="T3">const</text:span><text:span text:style-name="T7"> </text:span><text:span text:style-name="T19">*</text:span><text:span text:style-name="T27">arg</text:span><text:span text:style-name="T19">) <text:s text:c="11"/></text:span><text:span text:style-name="T35">В потоке </text:span><text:span text:style-name="T42">захватывается</text:span><text:span text:style-name="T35"> семафор</text:span><text:span text:style-name="T20"> <text:s/>semaphoreTxFullId</text:span></text:p>
      <text:p text:style-name="P10"><text:span text:style-name="T3">_Noreturn</text:span><text:span text:style-name="T7"> </text:span><text:span text:style-name="T3">void</text:span><text:span text:style-name="T7"> </text:span><text:span text:style-name="T12">timerForMixAudio</text:span><text:span text:style-name="T19">(</text:span><text:span text:style-name="T3">void</text:span><text:span text:style-name="T7"> </text:span><text:span text:style-name="T3">const</text:span><text:span text:style-name="T7"> </text:span><text:span text:style-name="T19">*</text:span><text:span text:style-name="T27">arg</text:span><text:span text:style-name="T19">)</text:span></text:p>
      <text:p text:style-name="P13"><text:span text:style-name="T4">void</text:span><text:span text:style-name="T8"> </text:span><text:span text:style-name="T13">threadAudioRxFull</text:span><text:span text:style-name="T21">(</text:span><text:span text:style-name="T4">void</text:span><text:span text:style-name="T8"> </text:span><text:span text:style-name="T4">const</text:span><text:span text:style-name="T8"> </text:span><text:span text:style-name="T21">*</text:span><text:span text:style-name="T28">arg</text:span><text:span text:style-name="T21">) <text:s text:c="11"/></text:span><text:span text:style-name="T36">В потоке </text:span><text:span text:style-name="T43">захватывается</text:span><text:span text:style-name="T36"> семафор</text:span><text:span text:style-name="T22"> <text:s/></text:span><text:span text:style-name="T21">semaphoreRxFullId <text:s text:c="25"/></text:span></text:p>
      <text:p text:style-name="P11"><text:span text:style-name="T3">void</text:span><text:span text:style-name="T7"> </text:span><text:span text:style-name="T12">threadAudioRxHalf</text:span><text:span text:style-name="T19">(</text:span><text:span text:style-name="T3">void</text:span><text:span text:style-name="T7"> </text:span><text:span text:style-name="T3">const</text:span><text:span text:style-name="T7"> </text:span><text:span text:style-name="T19">*</text:span><text:span text:style-name="T27">arg</text:span><text:span text:style-name="T19">) <text:s text:c="11"/></text:span><text:span text:style-name="T35">В потоке </text:span><text:span text:style-name="T42">захватывается</text:span><text:span text:style-name="T35"> семафор</text:span><text:span text:style-name="T20"> <text:s/>semaphoreRxHalfId</text:span></text:p>
      <text:p text:style-name="P10"><text:span text:style-name="T3">_Noreturn</text:span><text:span text:style-name="T7"> </text:span><text:span text:style-name="T3">void</text:span><text:span text:style-name="T7"> </text:span><text:span text:style-name="T12">lostPackThread</text:span><text:span text:style-name="T19">(</text:span><text:span text:style-name="T3">void</text:span><text:span text:style-name="T7"> </text:span><text:span text:style-name="T3">const</text:span><text:span text:style-name="T7"> </text:span><text:span text:style-name="T19">*</text:span><text:span text:style-name="T27">arg</text:span><text:span text:style-name="T19">)</text:span></text:p>
      <text:p text:style-name="P2"/>
      <text:p text:style-name="P1"/>
      <text:p text:style-name="P23"><text:span text:style-name="T32">Семафоры сбрасываются в каллбек</text:span><text:span text:style-name="T34">ах</text:span></text:p>
      <text:p text:style-name="P23"/>
      <text:p text:style-name="P3"><text:span text:style-name="T2">void</text:span><text:span text:style-name="T6"> </text:span><text:span text:style-name="T11">HAL_SAI_TxCpltCallback</text:span>(<text:span text:style-name="T24">SAI_HandleTypeDef</text:span><text:span text:style-name="T6"> </text:span>*<text:span text:style-name="T26">hOutSai</text:span>)</text:p>
      <text:p text:style-name="P17">{</text:p>
      <text:p text:style-name="P17"><text:span text:style-name="T6"><text:s text:c="4"/></text:span><text:span text:style-name="T2">if</text:span><text:span text:style-name="T6"> </text:span>(<text:span text:style-name="T26">hOutSai</text:span>-&gt;<text:span text:style-name="T30">Instance</text:span><text:span text:style-name="T6"> </text:span>==<text:span text:style-name="T6"> </text:span><text:span text:style-name="T23">SAI1_Block_A</text:span>)<text:span text:style-name="T6"> </text:span>{</text:p>
      <text:p text:style-name="P17"><text:span text:style-name="T6"><text:s text:c="8"/></text:span><text:span text:style-name="T10">osSemaphoreRelease</text:span>(<text:span text:style-name="T18">semaphoreTxFullId</text:span>);</text:p>
      <text:p text:style-name="P17"><text:span text:style-name="T6"><text:s text:c="4"/></text:span>}</text:p>
      <text:p text:style-name="P17">}</text:p>
      <text:p text:style-name="P3"><text:span text:style-name="T2">void</text:span><text:span text:style-name="T6"> </text:span><text:span text:style-name="T11">HAL_SAI_TxHalfCpltCallback</text:span>(<text:span text:style-name="T24">SAI_HandleTypeDef</text:span><text:span text:style-name="T6"> </text:span>*<text:span text:style-name="T26">hOutSai</text:span>)</text:p>
      <text:p text:style-name="P17">{</text:p>
      <text:p text:style-name="P17"><text:span text:style-name="T6"><text:s text:c="4"/></text:span><text:span text:style-name="T2">if</text:span><text:span text:style-name="T6"> </text:span>(<text:span text:style-name="T26">hOutSai</text:span>-&gt;<text:span text:style-name="T30">Instance</text:span><text:span text:style-name="T6"> </text:span>==<text:span text:style-name="T6"> </text:span><text:span text:style-name="T23">SAI1_Block_A</text:span>)<text:span text:style-name="T6"> </text:span>{</text:p>
      <text:p text:style-name="P17"><text:soft-page-break/><text:span text:style-name="T6"><text:s text:c="8"/></text:span><text:span text:style-name="T10">osSemaphoreRelease</text:span>(<text:span text:style-name="T18">semaphoreTxHalfId</text:span>);</text:p>
      <text:p text:style-name="P17"><text:span text:style-name="T6"><text:s text:c="4"/></text:span>}</text:p>
      <text:p text:style-name="P17">}</text:p>
      <text:p text:style-name="P3"><text:span text:style-name="T2">void</text:span><text:span text:style-name="T6"> </text:span><text:span text:style-name="T11">HAL_SAI_RxCpltCallback</text:span>(<text:span text:style-name="T24">SAI_HandleTypeDef</text:span><text:span text:style-name="T6"> </text:span>*<text:span text:style-name="T26">hInSai</text:span>)</text:p>
      <text:p text:style-name="P17">{</text:p>
      <text:p text:style-name="P17"><text:span text:style-name="T6"><text:s text:c="4"/></text:span><text:span text:style-name="T2">if</text:span><text:span text:style-name="T6"> </text:span>(<text:span text:style-name="T26">hInSai</text:span>-&gt;<text:span text:style-name="T30">Instance</text:span><text:span text:style-name="T6"> </text:span>==<text:span text:style-name="T6"> </text:span><text:span text:style-name="T23">SAI1_Block_B</text:span>)<text:span text:style-name="T6"> </text:span>{</text:p>
      <text:p text:style-name="P17"><text:span text:style-name="T6"><text:s text:c="8"/></text:span><text:span text:style-name="T10">osSemaphoreRelease</text:span>(<text:span text:style-name="T18">semaphoreRxFullId</text:span>);</text:p>
      <text:p text:style-name="P17"><text:span text:style-name="T6"><text:s text:c="4"/></text:span>}</text:p>
      <text:p text:style-name="P15">}</text:p>
      <text:p text:style-name="P17"><text:span text:style-name="T2">void</text:span><text:span text:style-name="T6"> </text:span><text:span text:style-name="T11">HAL_SAI_RxHalfCpltCallback</text:span>(<text:span text:style-name="T24">SAI_HandleTypeDef</text:span><text:span text:style-name="T6"> </text:span>*<text:span text:style-name="T26">hInSai</text:span>)</text:p>
      <text:p text:style-name="P17">{</text:p>
      <text:p text:style-name="P17"><text:span text:style-name="T6"><text:s text:c="4"/></text:span><text:span text:style-name="T2">if</text:span><text:span text:style-name="T6"> </text:span>(<text:span text:style-name="T26">hInSai</text:span>-&gt;<text:span text:style-name="T30">Instance</text:span><text:span text:style-name="T6"> </text:span>==<text:span text:style-name="T6"> </text:span><text:span text:style-name="T23">SAI1_Block_B</text:span>)<text:span text:style-name="T6"> </text:span>{</text:p>
      <text:p text:style-name="P17"><text:span text:style-name="T6"><text:s text:c="8"/></text:span><text:span text:style-name="T10">osSemaphoreRelease</text:span>(<text:span text:style-name="T18">semaphoreRxHalfId</text:span>);</text:p>
      <text:p text:style-name="P17"><text:span text:style-name="T6"><text:s text:c="4"/></text:span>}</text:p>
      <text:p text:style-name="P17">}</text:p>
      <text:p text:style-name="P19"/>
      <text:p text:style-name="P24">Семафоры нигде не устанавливаются !!!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09:58:12.901286804</meta:creation-date>
    <dc:date>2022-06-28T16:55:14.622171620</dc:date>
    <meta:editing-duration>PT4H23M51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60" meta:word-count="211" meta:character-count="2170" meta:non-whitespace-character-count="1866"/>
  </office:meta>
</office:document-meta>
</file>